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77cm" fo:margin-left="0.028cm" fo:margin-right="-0.005cm" table:align="margins"/>
    </style:style>
    <style:style style:name="Tabela1.A" style:family="table-column">
      <style:table-column-properties style:column-width="0.926cm" style:rel-column-width="3574*"/>
    </style:style>
    <style:style style:name="Tabela1.B" style:family="table-column">
      <style:table-column-properties style:column-width="3.203cm" style:rel-column-width="12364*"/>
    </style:style>
    <style:style style:name="Tabela1.C" style:family="table-column">
      <style:table-column-properties style:column-width="3.33cm" style:rel-column-width="12855*"/>
    </style:style>
    <style:style style:name="Tabela1.D" style:family="table-column">
      <style:table-column-properties style:column-width="3.581cm" style:rel-column-width="13821*"/>
    </style:style>
    <style:style style:name="Tabela1.E" style:family="table-column">
      <style:table-column-properties style:column-width="5.937cm" style:rel-column-width="22921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E1" style:family="table-cell">
      <style:table-cell-properties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margin-top="0cm" fo:margin-bottom="0.353cm" fo:line-height="115%" fo:text-align="center" style:justify-single-word="fals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6" style:family="paragraph" style:parent-style-name="Standard">
      <style:paragraph-properties fo:margin-top="0cm" fo:margin-bottom="0.353cm" fo:line-height="115%" fo:text-align="center" style:justify-single-word="false" fo:break-before="pag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7" style:family="paragraph" style:parent-style-name="Text_20_body">
      <style:paragraph-properties fo:text-align="justify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Strona_20_tytułowa_20_1" style:master-page-name="First_20_Page">
      <style:paragraph-properties style:page-number="auto"/>
    </style:style>
    <style:style style:name="P11" style:family="paragraph" style:parent-style-name="Heading_20_1" style:list-style-name="">
      <style:paragraph-properties>
        <style:tab-stops/>
      </style:paragraph-properties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fo:font-weight="bold" style:font-weight-asian="bold" style:font-weight-complex="bold"/>
    </style:style>
    <style:style style:name="P15" style:family="paragraph" style:parent-style-name="Text_20_body" style:list-style-name="L2">
      <style:text-properties fo:font-weight="bold" style:font-weight-asian="bold" style:font-weight-complex="bold"/>
    </style:style>
    <style:style style:name="P16" style:family="paragraph" style:parent-style-name="Text_20_body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officeooo:rsid="000db569"/>
    </style:style>
    <style:style style:name="T3" style:family="text">
      <style:text-properties fo:font-style="italic" style:font-style-asian="italic" style:font-style-complex="italic" officeooo:rsid="000dcddc"/>
    </style:style>
    <style:style style:name="T4" style:family="text">
      <style:text-properties fo:font-style="italic" style:font-style-asian="italic" style:font-style-complex="italic" officeooo:rsid="005e70c6"/>
    </style:style>
    <style:style style:name="T5" style:family="text">
      <style:text-properties fo:font-style="normal" style:font-style-asian="normal" style:font-style-complex="normal" officeooo:rsid="000db569"/>
    </style:style>
    <style:style style:name="T6" style:family="text">
      <style:text-properties officeooo:rsid="00015cc4"/>
    </style:style>
    <style:style style:name="T7" style:family="text">
      <style:text-properties officeooo:rsid="00038ba7"/>
    </style:style>
    <style:style style:name="T8" style:family="text">
      <style:text-properties officeooo:rsid="000db569"/>
    </style:style>
    <style:style style:name="T9" style:family="text">
      <style:text-properties officeooo:rsid="000dcddc"/>
    </style:style>
    <style:style style:name="T10" style:family="text">
      <style:text-properties officeooo:rsid="000efa44"/>
    </style:style>
    <style:style style:name="T11" style:family="text">
      <style:text-properties officeooo:rsid="0012d02e"/>
    </style:style>
    <style:style style:name="T12" style:family="text">
      <style:text-properties officeooo:rsid="0013e2fc"/>
    </style:style>
    <style:style style:name="T13" style:family="text">
      <style:text-properties officeooo:rsid="00142b9b"/>
    </style:style>
    <style:style style:name="T14" style:family="text">
      <style:text-properties officeooo:rsid="0014fde4"/>
    </style:style>
    <style:style style:name="T15" style:family="text">
      <style:text-properties officeooo:rsid="0015e46d"/>
    </style:style>
    <style:style style:name="T16" style:family="text">
      <style:text-properties officeooo:rsid="00177b57"/>
    </style:style>
    <style:style style:name="T17" style:family="text">
      <style:text-properties officeooo:rsid="00189387"/>
    </style:style>
    <style:style style:name="T18" style:family="text">
      <style:text-properties officeooo:rsid="001941a7"/>
    </style:style>
    <style:style style:name="T19" style:family="text">
      <style:text-properties officeooo:rsid="0019ec8a"/>
    </style:style>
    <style:style style:name="T20" style:family="text">
      <style:text-properties officeooo:rsid="001b2c9e"/>
    </style:style>
    <style:style style:name="T21" style:family="text">
      <style:text-properties officeooo:rsid="001c7286"/>
    </style:style>
    <style:style style:name="T22" style:family="text">
      <style:text-properties officeooo:rsid="001cb58e"/>
    </style:style>
    <style:style style:name="T23" style:family="text">
      <style:text-properties officeooo:rsid="001dd770"/>
    </style:style>
    <style:style style:name="T24" style:family="text">
      <style:text-properties officeooo:rsid="001e72dc"/>
    </style:style>
    <style:style style:name="T25" style:family="text">
      <style:text-properties officeooo:rsid="00207451"/>
    </style:style>
    <style:style style:name="T26" style:family="text">
      <style:text-properties officeooo:rsid="002152c2"/>
    </style:style>
    <style:style style:name="T27" style:family="text">
      <style:text-properties officeooo:rsid="00223231"/>
    </style:style>
    <style:style style:name="T28" style:family="text">
      <style:text-properties officeooo:rsid="00244ca5"/>
    </style:style>
    <style:style style:name="T29" style:family="text">
      <style:text-properties officeooo:rsid="0029d869"/>
    </style:style>
    <style:style style:name="T30" style:family="text">
      <style:text-properties officeooo:rsid="002ace59"/>
    </style:style>
    <style:style style:name="T31" style:family="text">
      <style:text-properties officeooo:rsid="002c3086"/>
    </style:style>
    <style:style style:name="T32" style:family="text">
      <style:text-properties officeooo:rsid="002c4a49"/>
    </style:style>
    <style:style style:name="T33" style:family="text">
      <style:text-properties officeooo:rsid="002dde82"/>
    </style:style>
    <style:style style:name="T34" style:family="text">
      <style:text-properties officeooo:rsid="002f47f6"/>
    </style:style>
    <style:style style:name="T35" style:family="text">
      <style:text-properties officeooo:rsid="0030f358"/>
    </style:style>
    <style:style style:name="T36" style:family="text">
      <style:text-properties officeooo:rsid="0032a192"/>
    </style:style>
    <style:style style:name="T37" style:family="text">
      <style:text-properties officeooo:rsid="0032dbe9"/>
    </style:style>
    <style:style style:name="T38" style:family="text">
      <style:text-properties officeooo:rsid="0033eac5"/>
    </style:style>
    <style:style style:name="T39" style:family="text">
      <style:text-properties officeooo:rsid="0034da36"/>
    </style:style>
    <style:style style:name="T40" style:family="text">
      <style:text-properties officeooo:rsid="00373dd0"/>
    </style:style>
    <style:style style:name="T41" style:family="text">
      <style:text-properties officeooo:rsid="0038d856"/>
    </style:style>
    <style:style style:name="T42" style:family="text">
      <style:text-properties officeooo:rsid="0039512b"/>
    </style:style>
    <style:style style:name="T43" style:family="text">
      <style:text-properties officeooo:rsid="003b2e2e"/>
    </style:style>
    <style:style style:name="T44" style:family="text">
      <style:text-properties officeooo:rsid="003cbe60"/>
    </style:style>
    <style:style style:name="T45" style:family="text">
      <style:text-properties officeooo:rsid="003e8aa8"/>
    </style:style>
    <style:style style:name="T46" style:family="text">
      <style:text-properties officeooo:rsid="00406f7e"/>
    </style:style>
    <style:style style:name="T47" style:family="text">
      <style:text-properties officeooo:rsid="00419383"/>
    </style:style>
    <style:style style:name="T48" style:family="text">
      <style:text-properties officeooo:rsid="00431488"/>
    </style:style>
    <style:style style:name="T49" style:family="text">
      <style:text-properties officeooo:rsid="0044a248"/>
    </style:style>
    <style:style style:name="T50" style:family="text">
      <style:text-properties officeooo:rsid="00468559"/>
    </style:style>
    <style:style style:name="T51" style:family="text">
      <style:text-properties officeooo:rsid="004796b8"/>
    </style:style>
    <style:style style:name="T52" style:family="text">
      <style:text-properties officeooo:rsid="0047d3ba"/>
    </style:style>
    <style:style style:name="T53" style:family="text">
      <style:text-properties officeooo:rsid="00482ba9"/>
    </style:style>
    <style:style style:name="T54" style:family="text">
      <style:text-properties officeooo:rsid="00486e57"/>
    </style:style>
    <style:style style:name="T55" style:family="text">
      <style:text-properties officeooo:rsid="004a6a22"/>
    </style:style>
    <style:style style:name="T56" style:family="text">
      <style:text-properties officeooo:rsid="004c613f"/>
    </style:style>
    <style:style style:name="T57" style:family="text">
      <style:text-properties officeooo:rsid="004d86ed"/>
    </style:style>
    <style:style style:name="T58" style:family="text">
      <style:text-properties officeooo:rsid="004e46ea"/>
    </style:style>
    <style:style style:name="T59" style:family="text">
      <style:text-properties officeooo:rsid="004f96b9"/>
    </style:style>
    <style:style style:name="T60" style:family="text">
      <style:text-properties officeooo:rsid="0051d173"/>
    </style:style>
    <style:style style:name="T61" style:family="text">
      <style:text-properties officeooo:rsid="00528a62"/>
    </style:style>
    <style:style style:name="T62" style:family="text">
      <style:text-properties officeooo:rsid="00533636"/>
    </style:style>
    <style:style style:name="T63" style:family="text">
      <style:text-properties officeooo:rsid="0054d2d3"/>
    </style:style>
    <style:style style:name="T64" style:family="text">
      <style:text-properties officeooo:rsid="00562074"/>
    </style:style>
    <style:style style:name="T65" style:family="text">
      <style:text-properties officeooo:rsid="00566e92"/>
    </style:style>
    <style:style style:name="T66" style:family="text">
      <style:text-properties officeooo:rsid="005742fe"/>
    </style:style>
    <style:style style:name="T67" style:family="text">
      <style:text-properties officeooo:rsid="005e70c6"/>
    </style:style>
    <style:style style:name="T68" style:family="text">
      <style:text-properties officeooo:rsid="005eb5af"/>
    </style:style>
    <style:style style:name="T69" style:family="text">
      <style:text-properties officeooo:rsid="00601d1d"/>
    </style:style>
    <style:style style:name="T70" style:family="text">
      <style:text-properties officeooo:rsid="006198c3"/>
    </style:style>
    <style:style style:name="fr1" style:family="graphic" style:parent-style-name="Formula">
      <style:graphic-properties fo:margin-left="0.203cm" fo:margin-right="0cm" style:wrap="parallel" style:number-wrapped-paragraphs="no-limit" style:wrap-contour="false" style:vertical-pos="middle" style:vertical-rel="text" style:horizontal-pos="from-left" style:horizontal-rel="paragraph-content" style:shadow="non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.051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Strona_20_tytułowa_20_1">Krzysztof Kusiak, Rafał Łukaszewski</text:p>
      <text:p text:style-name="Strona_20_tytułowa_20_1"/>
      <text:p text:style-name="Strona_20_tytułowa_20_1"/>
      <text:p text:style-name="Strona_20_tytułowa_20_1"/>
      <text:p text:style-name="Strona_20_tytułowa_20_1"/>
      <text:p text:style-name="Strona_20_tytułowa_20_1">Dokumentacja projektu <text:span text:style-name="T1">Under Siege</text:span></text:p>
      <text:p text:style-name="Strona_20_tytułowa_20_2">Szczegółowe zasady gry</text:p>
      <text:p text:style-name="Strona_20_tytułowa_20_2"/>
      <text:p text:style-name="Strona_20_tytułowa_20_2"><text:span text:style-name="T68">15</text:span><text:span text:style-name="T66"> czerwca 2011</text:span></text:p>
      <text:p text:style-name="P5"/>
      <text:p text:style-name="P6"/>
      <text:p text:style-name="P3">Tabela 1. Historia 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Data</text:p>
            </table:table-cell>
            <table:table-cell table:style-name="Tabela1.A1" office:value-type="string">
              <text:p text:style-name="Table_20_Heading">Numer wersji</text:p>
            </table:table-cell>
            <table:table-cell table:style-name="Tabela1.A1" office:value-type="string">
              <text:p text:style-name="Table_20_Heading">Autor</text:p>
            </table:table-cell>
            <table:table-cell table:style-name="Tabela1.E1" office:value-type="string">
              <text:p text:style-name="Table_20_Heading">Opis zmian</text:p>
            </table:table-cell>
          </table:table-row>
        </table:table-header-rows>
        <table:table-row>
          <table:table-cell table:style-name="Tabela1.A2" office:value-type="string">
            <text:p text:style-name="P4">1.</text:p>
          </table:table-cell>
          <table:table-cell table:style-name="Tabela1.A2" office:value-type="string">
            <text:p text:style-name="P4"><text:span text:style-name="T10">19</text:span><text:span text:style-name="T7"> </text:span><text:span text:style-name="T10">listopada </text:span>2010</text:p>
          </table:table-cell>
          <table:table-cell table:style-name="Tabela1.A2" office:value-type="string">
            <text:p text:style-name="P4"><text:span text:style-name="T6">0.</text:span><text:span text:style-name="T7">0</text:span><text:span text:style-name="T6">1</text:span></text:p>
          </table:table-cell>
          <table:table-cell table:style-name="Tabela1.A2" office:value-type="string">
            <text:p text:style-name="P4">Rafał Łukaszewski</text:p>
          </table:table-cell>
          <table:table-cell table:style-name="Tabela1.E2" office:value-type="string">
            <text:p text:style-name="P4">utworzenie dokumentu</text:p>
          </table:table-cell>
        </table:table-row>
        <table:table-row>
          <table:table-cell table:style-name="Tabela1.A2" office:value-type="string">
            <text:p text:style-name="P4">2.</text:p>
          </table:table-cell>
          <table:table-cell table:style-name="Tabela1.A2" office:value-type="string">
            <text:p text:style-name="P4">2<text:span text:style-name="T10">0</text:span> <text:span text:style-name="T10">listopada</text:span> 2010</text:p>
          </table:table-cell>
          <table:table-cell table:style-name="Tabela1.A2" office:value-type="string">
            <text:p text:style-name="P4">0.1</text:p>
          </table:table-cell>
          <table:table-cell table:style-name="Tabela1.A2" office:value-type="string">
            <text:p text:style-name="P4">Rafał Łukaszewski</text:p>
          </table:table-cell>
          <table:table-cell table:style-name="Tabela1.E2" office:value-type="string">
            <text:p text:style-name="P4">dodanie <text:span text:style-name="T9">szczegółowych zasad gry</text:span></text:p>
          </table:table-cell>
        </table:table-row>
        <table:table-row>
          <table:table-cell table:style-name="Tabela1.A2" office:value-type="string">
            <text:p text:style-name="P4">3.</text:p>
          </table:table-cell>
          <table:table-cell table:style-name="Tabela1.A2" office:value-type="string">
            <text:p text:style-name="P4">21 listopada 2010</text:p>
          </table:table-cell>
          <table:table-cell table:style-name="Tabela1.A2" office:value-type="string">
            <text:p text:style-name="P4">0.15</text:p>
          </table:table-cell>
          <table:table-cell table:style-name="Tabela1.A2" office:value-type="string">
            <text:p text:style-name="P4">Rafał Łukaszewski,</text:p>
            <text:p text:style-name="P4">Krzysztof Kusiak</text:p>
          </table:table-cell>
          <table:table-cell table:style-name="Tabela1.E2" office:value-type="string">
            <text:p text:style-name="P4">drobne poprawki</text:p>
          </table:table-cell>
        </table:table-row>
        <table:table-row>
          <table:table-cell table:style-name="Tabela1.A2" office:value-type="string">
            <text:p text:style-name="P4">4.</text:p>
          </table:table-cell>
          <table:table-cell table:style-name="Tabela1.A2" office:value-type="string">
            <text:p text:style-name="P4">10 grudnia 2010</text:p>
          </table:table-cell>
          <table:table-cell table:style-name="Tabela1.A2" office:value-type="string">
            <text:p text:style-name="P4">0.2</text:p>
          </table:table-cell>
          <table:table-cell table:style-name="Tabela1.A2" office:value-type="string">
            <text:p text:style-name="P4">Krzysztof Kusiak</text:p>
          </table:table-cell>
          <table:table-cell table:style-name="Tabela1.E2" office:value-type="string">
            <text:p text:style-name="P4"><text:span text:style-name="T29">ujednolicenie terminologii, </text:span><text:span text:style-name="T34">poprawki merytoryczne</text:span></text:p>
          </table:table-cell>
        </table:table-row>
        <table:table-row>
          <table:table-cell table:style-name="Tabela1.A2" office:value-type="string">
            <text:p text:style-name="P4">5.</text:p>
          </table:table-cell>
          <table:table-cell table:style-name="Tabela1.A2" office:value-type="string">
            <text:p text:style-name="P4">16 stycznia 2011</text:p>
          </table:table-cell>
          <table:table-cell table:style-name="Tabela1.A2" office:value-type="string">
            <text:p text:style-name="P4">0.25</text:p>
          </table:table-cell>
          <table:table-cell table:style-name="Tabela1.A2" office:value-type="string">
            <text:p text:style-name="P4">Krzysztof Kusiak</text:p>
          </table:table-cell>
          <table:table-cell table:style-name="Tabela1.E2" office:value-type="string">
            <text:p text:style-name="P4">drobne poprawki redakcyjne</text:p>
          </table:table-cell>
        </table:table-row>
        <table:table-row>
          <table:table-cell table:style-name="Tabela1.A2" office:value-type="string">
            <text:p text:style-name="P4">6.</text:p>
          </table:table-cell>
          <table:table-cell table:style-name="Tabela1.A2" office:value-type="string">
            <text:p text:style-name="P4"><text:span text:style-name="T69">2</text:span><text:span text:style-name="T70">6</text:span><text:span text:style-name="T69"> stycznia 2011</text:span></text:p>
          </table:table-cell>
          <table:table-cell table:style-name="Tabela1.A2" office:value-type="string">
            <text:p text:style-name="P4">0.26</text:p>
          </table:table-cell>
          <table:table-cell table:style-name="Tabela1.A2" office:value-type="string">
            <text:p text:style-name="P4">Krzysztof Kusiak</text:p>
          </table:table-cell>
          <table:table-cell table:style-name="Tabela1.E2" office:value-type="string">
            <text:p text:style-name="P4">drobna poprawka redakcyjna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9">1. Wstęp<text:tab/>5</text:p>
          <text:p text:style-name="P9">2. Cel gry<text:tab/>5</text:p>
          <text:p text:style-name="P9">3. Mechanika rozgrywki<text:tab/>5</text:p>
          <text:p text:style-name="P9">4. Przywoływanie jednostek<text:tab/>6</text:p>
          <text:p text:style-name="P9">5. Jednostki bojowe<text:tab/>6</text:p>
          <text:p text:style-name="P9">6. Dowódcy<text:tab/>7</text:p>
        </text:index-body>
      </text:table-of-content>
      <text:h text:style-name="Heading_20_1" text:outline-level="1"/>
      <text:h text:style-name="P11" text:outline-level="1"/>
      <text:p text:style-name="P2"/>
      <text:h text:style-name="P12" text:outline-level="1">1. W<text:span text:style-name="T8">stęp</text:span></text:h>
      <text:p text:style-name="Text_20_body"><text:tab/>W <text:span text:style-name="T11">tym </text:span>dokumencie zawarte <text:span text:style-name="T11">będą</text:span> informacje dotyczące zasad i mechaniki gry <text:span text:style-name="T2">Under Siege</text:span><text:span text:style-name="T5">.</text:span> Opisany zostanie cel <text:span text:style-name="T28">gry,</text:span><text:span text:style-name="T21"> </text:span>spos<text:span text:style-name="T28">ó</text:span>b <text:span text:style-name="T28">jego</text:span><text:span text:style-name="T21"> </text:span>osiągnięcia, dostępne do przywołania jednostki <text:span text:style-name="T39">bojowe</text:span> oraz dowódcy, w których <text:span text:style-name="T11">będą mogli</text:span> wcielić się gracze, a którzy reprezentują różne <text:span text:style-name="T12">style </text:span>prowadzeni<text:span text:style-name="T12">a </text:span>walki.</text:p>
      <text:p text:style-name="Text_20_body"><text:tab/><text:span text:style-name="T19">P</text:span><text:span text:style-name="T13">rzedstawione</text:span> <text:span text:style-name="T19">tu informacje </text:span>dotyczyć będą tylko pojedynku jeden na jednego. <text:span text:style-name="T19">S</text:span>posób <text:span text:style-name="T19">ich </text:span>przełożenia na grę więcej niż dwóch graczy zostanie podany w oddzielnym dokumencie<text:line-break/><text:span text:style-name="T19">o </text:span><text:span text:style-name="T39">roz</text:span>gr<text:span text:style-name="T39">ywc</text:span><text:span text:style-name="T19">e </text:span>wieloosobowej. Wszelkie <text:span text:style-name="T13">umieszczone w niniejszym </text:span><text:span text:style-name="T14">opracowaniu</text:span><text:span text:style-name="T13"> </text:span>statystyki opisujące właściwości <text:span text:style-name="T60">twierdz</text:span> i jednostek są <text:span text:style-name="T29">jedynie </text:span>danymi <text:span text:style-name="T22">początkowymi</text:span>, <text:span text:style-name="T37">stanowiącymi</text:span> punkt wyjścia do <text:span text:style-name="T14">ich </text:span><text:span text:style-name="T20">dopracowania podczas etapu tes</text:span><text:span text:style-name="T28">tów, </text:span><text:span text:style-name="T38">przede wszystkim</text:span><text:span text:style-name="T20"> </text:span><text:span text:style-name="T22">poprzez wyeliminowanie dysproporcji pomiędzy możliwościami poszczególnych bytów w grze. </text:span></text:p>
      <text:h text:style-name="Heading_20_1" text:outline-level="1">2. Cel gry</text:h>
      <text:p text:style-name="Text_20_body"><text:span text:style-name="T8"><text:tab/>Celem </text:span><text:span text:style-name="T23">gry</text:span><text:span text:style-name="T8"> jest pokonanie przeciwnika przez zniszczenie jego twierdzy. </text:span><text:span text:style-name="T40">Jej</text:span><text:span text:style-name="T8"> </text:span><text:span text:style-name="T40">wytrzymałość </text:span><text:span text:style-name="T8">jest reprezentowana przez pewną </text:span><text:span text:style-name="T15">liczbę</text:span><text:span text:style-name="T8"> punktów. </text:span><text:span text:style-name="T16">Gdy </text:span><text:span text:style-name="T40">liczba ta </text:span><text:span text:style-name="T16">spad</text:span><text:span text:style-name="T40">a</text:span><text:span text:style-name="T16"> </text:span><text:span text:style-name="T8">do zera, </text:span><text:span text:style-name="T16">twierdza </text:span><text:span text:style-name="T8">zostaje zniszczona.</text:span></text:p>
      <text:h text:style-name="Heading_20_1" text:outline-level="1">3. Mechanika rozgrywki</text:h>
      <text:p text:style-name="Text_20_body"><text:tab/><text:span text:style-name="T30">Twierd</text:span><text:span text:style-name="T41">ze graczy </text:span>położone są w <text:span text:style-name="T31">miejscach </text:span>ustalonych przed rozpoczęciem gry. Standardowo są to dwa skrajne punkty terenu rozgrywki, po lewej i po prawej stronie. <text:span text:style-name="T31">Twierdze </text:span>połączone są drogą, która stanowi pole walki jednostek <text:span text:style-name="T42">bojowych</text:span>.</text:p>
      <text:p text:style-name="Text_20_body"><text:tab/>Jednostki wysyła <text:span text:style-name="T32">się z twierdzy</text:span> przez przywołanie ich na pole bitwy, pojedynczo lub<text:line-break/>w grupie jeśli to możliwe. Sposób przywoływania jednostek <text:span text:style-name="T24">opisany jest </text:span>w kolejn<text:span text:style-name="T43">ym</text:span> punk<text:span text:style-name="T43">cie dokumentu</text:span>. Po wyjściu z twierdzy jednostka samodzielnie idzie prosto w kierunku przeciwnika,<text:line-break/><text:span text:style-name="T17">a </text:span>gracz nie może bezpośrednio ingerować w jej zachowanie.</text:p>
      <text:p text:style-name="Text_20_body"><text:tab/>Każdą <text:span text:style-name="T33">jednostkę</text:span> charakteryzują czynniki <text:span text:style-name="T44">takie jak </text:span>punkty <text:span text:style-name="T47">życia</text:span>, <text:span text:style-name="T47">siła ataku</text:span>, <text:span text:style-name="T17">szybkość</text:span> poruszania się wyrażona w jednostkach odległości na sekundę, <text:span text:style-name="T17">szybkość</text:span> ataku wyrażona w <text:span text:style-name="T17">liczbie</text:span> wykonywanych pojedynczych ataków na sekundę, skuteczność oblężnicza <text:span text:style-name="T44">oraz </text:span>ewentualne specjalne właściwości lub umiejętności. Dopuszczalne jest, aby <text:span text:style-name="T44">liczba zadawanych obrażeń </text:span><text:span text:style-name="T45">lub</text:span><text:span text:style-name="T44"> szybkość poruszania się </text:span>dla pewnych bytów wynosił<text:span text:style-name="T46">a</text:span> 0, <text:span text:style-name="T17">co </text:span>oznacza tylko, że dany obiekt <text:span text:style-name="T44">odpowiednio </text:span>nie <text:span text:style-name="T44">atakuje </text:span><text:span text:style-name="T45">lub</text:span><text:span text:style-name="T44"> nie </text:span>porusza się. <text:span text:style-name="T17">Zagadnienie </text:span>to <text:span text:style-name="T17">jest </text:span>dokładnie wyjaśnione<text:line-break/>w charakterystykach jednostek w jednym z kolejnych punktów niniejszego tekstu.</text:p>
      <text:p text:style-name="Text_20_body"><text:tab/>W przypadku gdy jednostka gracza spotka się z jednostką nieprzyjaciela, zaczynają one ze sobą walczyć, wymieniając wzajemnie ataki. <text:span text:style-name="T33">Liczba</text:span> zadanych w jednym ataku obrażeń wynosi</text:p>
      <text:p text:style-name="Text_20_body"><draw:frame draw:style-name="fr1" draw:name="Object1" text:anchor-type="as-char" svg:width="5.262cm" svg:height="0.531cm" draw:z-index="0"><draw:object xlink:href="./Object 1" xlink:type="simple" xlink:show="embed" xlink:actuate="onLoad"/><draw:image xlink:href="./ObjectReplacements/Object 1" xlink:type="simple" xlink:show="embed" xlink:actuate="onLoad"/></draw:frame>,</text:p>
      <text:p text:style-name="Text_20_body">gdzie <text:span text:style-name="T9"><draw:frame draw:style-name="fr2" draw:name="Object2" text:anchor-type="as-char" svg:width="1.528cm" svg:height="0.529cm" draw:z-index="1"><draw:object xlink:href="./Object 2" xlink:type="simple" xlink:show="embed" xlink:actuate="onLoad"/><draw:image xlink:href="./ObjectReplacements/Object 2" xlink:type="simple" xlink:show="embed" xlink:actuate="onLoad"/></draw:frame></text:span>oznacza sił<text:span text:style-name="T33">ę </text:span>ataku dane<text:span text:style-name="T33">j jednostki</text:span>, a<draw:frame draw:style-name="fr2" draw:name="Object4" text:anchor-type="as-char" svg:width="2.404cm" svg:height="0.487cm" draw:z-index="2"><draw:object xlink:href="./Object 4" xlink:type="simple" xlink:show="embed" xlink:actuate="onLoad"/><draw:image xlink:href="./ObjectReplacements/Object 4" xlink:type="simple" xlink:show="embed" xlink:actuate="onLoad"/></draw:frame>oznacza <text:span text:style-name="T33">pseudo</text:span>losową liczbę z przedziału (0,1]. <text:span text:style-name="T25">Domyślnie przyjmuje się, że j</text:span>e<text:span text:style-name="T46">dnostka m</text:span>o<text:span text:style-name="T46">że w danej chwili </text:span>walczyć tylko<text:line-break/><text:span text:style-name="T46">z jednym przeciwnikiem</text:span>. <text:span text:style-name="T17">G</text:span>dy <text:span text:style-name="T17">nastąpi </text:span>spotka<text:span text:style-name="T17">nie </text:span><text:span text:style-name="T46">wrogich jednostek</text:span><text:span text:style-name="T17">,</text:span> zatrzymują się <text:span text:style-name="T46">one </text:span>aż do <text:span text:style-name="T47">momentu, gdy jedna z nich zginie,</text:span> a <text:span text:style-name="T46">inne</text:span><text:span text:style-name="T33"> </text:span>mijają je, by znaleźć własnych przeciwników. <text:span text:style-name="T47">Jednostka ginie wtedy, gdy </text:span><text:span text:style-name="T61">łączna </text:span><text:span text:style-name="T47">liczba zadanych jej obrażeń jest co najmniej równa początkowej liczbie jej punktów życia. </text:span>Niektóre jednostki mogą mieć możliwość atakowania na odległość. <text:span text:style-name="T26">Określają to ich </text:span>indywidualne umiejętności i parametry. </text:p>
      <text:p text:style-name="P7"><text:soft-page-break/><text:tab/>Jeśli jednostka dotrze do twierdzy przeciwnika, zadaje jej obrażenia równe<draw:frame draw:style-name="fr3" draw:name="Object3" text:anchor-type="as-char" svg:width="5.786cm" svg:height="0.529cm" draw:z-index="3"><draw:object xlink:href="./Object 3" xlink:type="simple" xlink:show="embed" xlink:actuate="onLoad"/><draw:image xlink:href="./ObjectReplacements/Object 3" xlink:type="simple" xlink:show="embed" xlink:actuate="onLoad"/></draw:frame>, po czym zostaje zniszczona przez obrońców twierdzy. <text:span text:style-name="T67">Wartość </text:span><text:span text:style-name="T4">P</text:span> oznacza skuteczność oblężniczą jednostki.</text:p>
      <text:h text:style-name="Heading_20_1" text:outline-level="1">4. Przywoływanie jednostek</text:h>
      <text:p text:style-name="Text_20_body"><text:span text:style-name="T9"><text:tab/>Interfejs użytkownika udostępnia dwuwymiarową tablicę </text:span><text:span text:style-name="T35">– układankę</text:span><text:span text:style-name="T9"> o rozmiarach </text:span><text:span text:style-name="T9"><draw:frame draw:style-name="fr4" draw:name="Object5" text:anchor-type="as-char" svg:width="0.988cm" svg:height="0.467cm" draw:z-index="5"><draw:object xlink:href="./Object 5" xlink:type="simple" xlink:show="embed" xlink:actuate="onLoad"/><draw:image xlink:href="./ObjectReplacements/Object 5" xlink:type="simple" xlink:show="embed" xlink:actuate="onLoad"/></draw:frame></text:span><text:span text:style-name="T9">. </text:span><text:span text:style-name="T49">M</text:span><text:span text:style-name="T9">ają się </text:span><text:span text:style-name="T49">w niej </text:span><text:span text:style-name="T9">znajdować elementy reprezentujące cztery składniki: metal, drewno, ogień i energ</text:span><text:span text:style-name="T49">ię</text:span><text:span text:style-name="T9"> magiczn</text:span><text:span text:style-name="T49">ą</text:span><text:span text:style-name="T9">. </text:span><text:span text:style-name="T49">Każdemu typowi jednostki </text:span><text:span text:style-name="T54">bojowej </text:span><text:span text:style-name="T49">odpowiada </text:span><text:span text:style-name="T52">ich </text:span><text:span text:style-name="T49">konkretn</text:span><text:span text:style-name="T52">y układ</text:span><text:span text:style-name="T49"> o maksymalnym rozmiarze </text:span><text:span text:style-name="T9"><draw:frame draw:style-name="fr4" draw:name="Object6" text:anchor-type="as-char" svg:width="0.998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9">, </text:span><text:span text:style-name="T54">którego </text:span><text:span text:style-name="T52">ułożenie powoduje przywołanie jednostki.</text:span><text:span text:style-name="T9"> </text:span>Jest to kluczowy komponent <text:span text:style-name="T51">rozgrywki, </text:span><text:span text:style-name="T53">dzięki któremu </text:span>gracz może wpływać na <text:span text:style-name="T51">jej </text:span>przebieg.</text:p>
      <text:p text:style-name="Text_20_body"><text:span text:style-name="T49"><text:tab/></text:span>Na początku <text:span text:style-name="T36">rozgrywki</text:span> <text:span text:style-name="T49">układanka</text:span> zostaje wypełniona losowo. <text:span text:style-name="T58">P</text:span>o każdym <text:span text:style-name="T55">ułożeniu </text:span><text:span text:style-name="T58">przez gracza </text:span><text:span text:style-name="T55">jakiejkolwiek </text:span><text:span text:style-name="T58">właściwej </text:span><text:span text:style-name="T55">kombinacji </text:span><text:span text:style-name="T62">elementów </text:span><text:span text:style-name="T55">odpowiadającej jednostce bojowej </text:span>dwa rzędy <text:span text:style-name="T58">układanki </text:span><text:span text:style-name="T49">znajdujące się na samym dole</text:span> zostają wyczyszczone, cztery <text:span text:style-name="T58">górne</text:span> rzędy są przesuwane o dwie jednostki w dół, a <text:span text:style-name="T27">w</text:span> miejsce brakujących teraz dwóch pierwszych rzędów umieszczane <text:span text:style-name="T58">są losowe elementy.</text:span></text:p>
      <text:p text:style-name="Text_20_body"><text:span text:style-name="T9"><text:tab/>Jeśli </text:span><text:span text:style-name="T59">odpowiadająca danej jednostce bojowej </text:span><text:span text:style-name="T9">kombinacja </text:span><text:span text:style-name="T56">elementów</text:span><text:span text:style-name="T9"> </text:span><text:span text:style-name="T57">ma rozmiar</text:span><text:span text:style-name="T9"> </text:span><text:span text:style-name="T9"><draw:frame draw:style-name="fr4" draw:name="Object7" text:anchor-type="as-char" svg:width="0.998cm" svg:height="0.467cm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9">, czyli zajmuje </text:span><text:span text:style-name="T59">tylko </text:span><text:span text:style-name="T9">jeden rząd, należy ją umieścić w ostatnim rzędzie </text:span><text:span text:style-name="T59">układanki</text:span><text:span text:style-name="T9">, aby </text:span><text:span text:style-name="T59">dzięki niej przywołać tę jednostkę</text:span><text:span text:style-name="T9">. Natomiast jeśli kombinacja ma szerokość mniejszą </text:span><text:span text:style-name="T17">niż połowa szerokości tablicy lub równą tej szerokości</text:span><text:span text:style-name="T9">, można jednocześnie umieścić w tablicy obok siebie kilka takich kombinacji, by przywołać za jednym razem dwie lub więcej jednostek. Wykaz kombinacji przywołujących poszczególnych </text:span><text:span text:style-name="T57">jednostki</text:span><text:span text:style-name="T9"> zawarty </text:span><text:span text:style-name="T49">będzie</text:span><text:span text:style-name="T9"> w aneksie </text:span><text:span text:style-name="T3">Kombinacje jednostek</text:span><text:span text:style-name="T9">. </text:span></text:p>
      <text:h text:style-name="Heading_20_1" text:outline-level="1">5. Jednostki <text:span text:style-name="T47">bojowe</text:span></text:h>
      <text:p text:style-name="Text_20_body">W<text:span text:style-name="T62"> tym </text:span>punkcie <text:span text:style-name="T50">znajdują się opisy </text:span>jednostek możliwych do przywołania w grze.</text:p>
      <text:list xml:id="list20521579" text:style-name="L1">
        <text:list-item>
          <text:p text:style-name="P14">Piechur</text:p>
          <text:list>
            <text:list-item>
              <text:p text:style-name="P13"><text:span text:style-name="T17">P</text:span><text:span text:style-name="T10">unkty życia = 1, </text:span><text:span text:style-name="T17">s</text:span><text:span text:style-name="T10">iła ataku = 1, </text:span><text:span text:style-name="T17">szybkość</text:span><text:span text:style-name="T10"> ruchu = 1, </text:span><text:span text:style-name="T17">szybkość</text:span><text:span text:style-name="T10"> ataku = 1, </text:span><text:span text:style-name="T17">s</text:span><text:span text:style-name="T10">kuteczność oblężnicza = 0.</text:span></text:p>
            </text:list-item>
            <text:list-item>
              <text:p text:style-name="P13"><text:span text:style-name="T17">P</text:span><text:span text:style-name="T10">odstawowa, najprostsza i najłatwiejsza do przywołania jednostka w grze. Reprezentuje zwykłego rycerza z mieczem przemieszczającego się pieszo.</text:span></text:p>
            </text:list-item>
            <text:list-item>
              <text:p text:style-name="P13">Nie może uszkodzić twierdzy.</text:p>
            </text:list-item>
          </text:list>
        </text:list-item>
        <text:list-item>
          <text:p text:style-name="P14">Konny</text:p>
          <text:list>
            <text:list-item>
              <text:p text:style-name="P13"><text:span text:style-name="T10">Punkty życia = 3, </text:span><text:span text:style-name="T17">s</text:span><text:span text:style-name="T10">iła ataku = 3, </text:span><text:span text:style-name="T17">szybkość</text:span><text:span text:style-name="T10"> ruchu = 4, </text:span><text:span text:style-name="T17">szybkość</text:span><text:span text:style-name="T10"> ataku = 2, </text:span><text:span text:style-name="T17">s</text:span><text:span text:style-name="T10">kuteczność oblężnicza = 0.1.</text:span></text:p>
            </text:list-item>
            <text:list-item>
              <text:p text:style-name="P13"><text:span text:style-name="T10">Rycerz jadący na koniu. </text:span><text:span text:style-name="T17">P</text:span><text:span text:style-name="T10">orusza się szybko szarżując, atakuje z impetem, świetny przeciwko piechurom i łucznikom.</text:span></text:p>
            </text:list-item>
          </text:list>
        </text:list-item>
        <text:list-item>
          <text:p text:style-name="P14">Łucznik</text:p>
          <text:list>
            <text:list-item>
              <text:p text:style-name="P13"><text:span text:style-name="T10">Punkty życia = 1, </text:span><text:span text:style-name="T17">s</text:span><text:span text:style-name="T10">iła ataku = 1, </text:span><text:span text:style-name="T17">szybkość</text:span><text:span text:style-name="T10"> ruchu = 1, </text:span><text:span text:style-name="T17">szybkość</text:span><text:span text:style-name="T10"> ataku = 1, </text:span><text:span text:style-name="T17">s</text:span><text:span text:style-name="T10">kuteczność oblężnicza = 0.</text:span></text:p>
            </text:list-item>
            <text:list-item>
              <text:p text:style-name="P13"><text:span text:style-name="T10">Wyszkolony żołnierz rażący swoich przeciwników na odległość. </text:span><text:span text:style-name="T17">N</text:span><text:span text:style-name="T10">ie może zadać </text:span><text:span text:style-name="T10">obrażeń twierdzy przeciwnika.</text:span></text:p>
            </text:list-item>
          </text:list>
        </text:list-item>
        <text:list-item>
          <text:p text:style-name="P14"><text:soft-page-break/>Taran</text:p>
          <text:list>
            <text:list-item>
              <text:p text:style-name="P13"><text:span text:style-name="T10">Punkty życia = 4, </text:span><text:span text:style-name="T17">s</text:span><text:span text:style-name="T10">iła ataku = 5, </text:span><text:span text:style-name="T17">szybkość</text:span><text:span text:style-name="T10"> ruchu = 1, </text:span><text:span text:style-name="T17">szybkość</text:span><text:span text:style-name="T10"> ataku = 1, </text:span><text:span text:style-name="T17">s</text:span><text:span text:style-name="T10">kuteczność oblężnicza = 4.</text:span></text:p>
            </text:list-item>
            <text:list-item>
              <text:p text:style-name="P13"><text:span text:style-name="T10">Prosta jednostka oblężnicza, </text:span><text:span text:style-name="T17">czterech</text:span><text:span text:style-name="T10"> piechurów używa potężnego konaru dębu, by przebić się przez wrota twierdzy.</text:span></text:p>
            </text:list-item>
          </text:list>
        </text:list-item>
      </text:list>
      <text:p text:style-name="P8"/>
      <text:list xml:id="list20520025" text:continue-numbering="true" text:style-name="L1">
        <text:list-item>
          <text:p text:style-name="P14">Golem</text:p>
          <text:list>
            <text:list-item>
              <text:p text:style-name="P13"><text:span text:style-name="T10">Punkty życia = 12, </text:span><text:span text:style-name="T17">s</text:span><text:span text:style-name="T10">iła ataku = 10, </text:span><text:span text:style-name="T17">szybkość</text:span><text:span text:style-name="T10"> ruchu = 2, </text:span><text:span text:style-name="T17">szybkość</text:span><text:span text:style-name="T10"> ataku = 1, </text:span><text:span text:style-name="T17">s</text:span><text:span text:style-name="T10">kuteczność oblężnicza = 3.</text:span></text:p>
            </text:list-item>
            <text:list-item>
              <text:p text:style-name="P13">Ożywiona za pomocą magii wielka istota z kamienia, straszliwa dla przeciwnika i jego twierdzy. Powolna, ale wytrzymała i zabójcza.</text:p>
            </text:list-item>
          </text:list>
        </text:list-item>
      </text:list>
      <text:h text:style-name="Heading_20_1" text:outline-level="1">6. Dowódcy</text:h>
      <text:p text:style-name="Text_20_body"><text:span text:style-name="T63"><text:tab/>D</text:span>owódc<text:span text:style-name="T63">ę</text:span> charakteryzuje wytrzymałość jego twierdzy oraz osiągnięty przez niego poziom technologiczny, od którego zależy jakie jednostki będzie on w stanie przywoł<text:span text:style-name="T65">ywa</text:span>ć. Każd<text:span text:style-name="T64">y<text:line-break/></text:span>z <text:span text:style-name="T64">dowódców</text:span> ma <text:span text:style-name="T64">charakterystyczną</text:span> aparycję oraz unikalną architekturę twierdzy. Poniżej znajduj<text:span text:style-name="T48">e</text:span> się dokładny opis każdego z dowódców.</text:p>
      <text:list xml:id="list20531273" text:style-name="L2">
        <text:list-item>
          <text:p text:style-name="P15">Kazimierz Małobystry</text:p>
          <text:list>
            <text:list-item>
              <text:p text:style-name="P16">Punkty wytrzymałości twierdzy = 100.</text:p>
            </text:list-item>
            <text:list-item>
              <text:p text:style-name="P16">Jednostki: Piechur, Konny, Łucznik, Taran.</text:p>
            </text:list-item>
            <text:list-item>
              <text:p text:style-name="P16"><text:span text:style-name="T10">Dowódca o najsilniejszej twierdzy, ale również o </text:span><text:span text:style-name="T18">najsłabszym</text:span><text:span text:style-name="T10"> intelekcie, może korzystać tylko z najprostszych jednostek. Dobry dla graczy preferujących podejście „ilość, a nie jakość”.</text:span></text:p>
            </text:list-item>
          </text:list>
        </text:list-item>
        <text:list-item>
          <text:p text:style-name="P15">Otto Praktykujący</text:p>
          <text:list>
            <text:list-item>
              <text:p text:style-name="P16">Punkty wytrzymałości twierdzy = 80.</text:p>
            </text:list-item>
            <text:list-item>
              <text:p text:style-name="P16">Jednostki: Piechur, Konny, Łucznik, Taran, Golem.</text:p>
            </text:list-item>
            <text:list-item>
              <text:p text:style-name="P16">Nieco uczony w sztuce magicznej zdobywca, któremu marzy się po nocach własne imperium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xmlns:officeooo="http://openoffice.org/2009/office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a_20_tytułowa_20_1" style:display-name="Strona tytułowa 1" style:family="paragraph" style:parent-style-name="Standard" style:class="text">
      <style:paragraph-properties fo:margin-top="0cm" fo:margin-bottom="0.353cm" fo:line-height="115%" fo:text-align="center" style:justify-single-word="false" style:text-autospace="none"/>
      <style:text-properties style:font-name="Times New Roman" fo:font-size="24pt" style:font-name-asian="Calibri" style:font-size-asian="24pt" style:font-name-complex="Calibri" style:font-size-complex="24pt"/>
    </style:style>
    <style:style style:name="Strona_20_tytułowa_20_2" style:display-name="Strona tytułowa 2" style:family="paragraph" style:parent-style-name="Standard" style:class="text">
      <style:paragraph-properties fo:margin-top="0cm" fo:margin-bottom="0.353cm" fo:line-height="115%" fo:text-align="center" style:justify-single-word="false" style:text-autospace="none"/>
      <style:text-properties style:font-name="Times New Roman" fo:font-size="18pt" fo:font-style="normal" style:font-name-asian="Calibri" style:font-size-asian="18pt" style:font-style-asian="normal" style:font-name-complex="Calibri" style:font-size-complex="18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.76cm" fo:margin-right="0.199cm" fo:margin-top="0.319cm" fo:margin-bottom="0.31cm" fo:text-indent="-0.76cm" style:auto-text-indent="false">
        <style:tab-stops/>
      </style:paragraph-properties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-left="0cm" fo:margin-right="0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econd_20_page"/>
    <style:master-page style:name="Fourth_20_page" style:display-name="Fourth page" style:page-layout-name="Mpm2" style:next-style-name="Standard"/>
    <style:master-page style:name="Second_20_page" style:display-name="Second page" style:page-layout-name="Mpm3" style:next-style-name="Index"/>
    <style:master-page style:name="Index" style:page-layout-name="Mpm2" style:next-style-name="Fourth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initial-creator>Krzysztof Kusiak</meta:initial-creator>
    <meta:creation-date>2010-10-22T23:07:20.77</meta:creation-date>
    <dc:date>2011-06-15T00:39:59.11</dc:date>
    <dc:creator>Rafał Łukaszewski</dc:creator>
    <meta:editing-duration>PT08H17M40S</meta:editing-duration>
    <meta:editing-cycles>140</meta:editing-cycles>
    <meta:generator>OpenOffice.org/3.1$Win32 OpenOffice.org_project/310m19$Build-9420</meta:generator>
    <meta:printed-by>Krzysztof Kusiak</meta:printed-by>
    <meta:print-date>2010-11-22T11:50:59</meta:print-date>
    <meta:document-statistic meta:table-count="1" meta:image-count="0" meta:object-count="7" meta:page-count="7" meta:paragraph-count="94" meta:word-count="1057" meta:character-count="7275"/>
  </office:meta>
</office:document-meta>
</file>

<file path=Object 1/content.xml><?xml version="1.0" encoding="utf-8"?>
<math xmlns="http://www.w3.org/1998/Math/MathML">
  <semantics>
    <mrow>
      <mrow>
        <mi mathvariant="italic">dmg</mi>
        <mi mathvariant="normal">=</mi>
        <mrow>
          <msub>
            <mi mathvariant="italic">dmg</mi>
            <mi mathvariant="italic">jedn.</mi>
          </msub>
          <mi mathvariant="normal">×</mi>
          <mi mathvariant="italic">random</mi>
        </mrow>
      </mrow>
      <mrow>
        <mo stretchy="false">(</mo>
        <mrow>
          <mn>0,</mn>
          <mn>1</mn>
        </mrow>
        <mo stretchy="false">)</mo>
      </mrow>
    </mrow>
    <annotation encoding="StarMath 5.0">dmg = dmg_jedn. times random(0, 1) </annotation>
  </semantics>
</math>
</file>

<file path=Object 2/content.xml><?xml version="1.0" encoding="utf-8"?>
<math xmlns="http://www.w3.org/1998/Math/MathML">
  <semantics>
    <msub>
      <mi mathvariant="italic">dmg</mi>
      <mi mathvariant="italic">jedn.</mi>
    </msub>
    <annotation encoding="StarMath 5.0">dmg_jedn.</annotation>
  </semantics>
</math>
</file>

<file path=Object 3/content.xml><?xml version="1.0" encoding="utf-8"?>
<math xmlns="http://www.w3.org/1998/Math/MathML">
  <semantics>
    <mrow>
      <mrow>
        <mi mathvariant="italic">dmg</mi>
        <mi mathvariant="normal">=</mi>
        <mrow>
          <msub>
            <mi mathvariant="italic">dmg</mi>
            <mi mathvariant="italic">jedn</mi>
          </msub>
          <mi mathvariant="normal">×</mi>
          <mi mathvariant="italic">random</mi>
        </mrow>
      </mrow>
      <mrow>
        <mrow>
          <mo stretchy="false">(</mo>
          <mn>0,1</mn>
          <mo stretchy="false">)</mo>
        </mrow>
        <mi mathvariant="normal">×</mi>
        <mi>P</mi>
      </mrow>
    </mrow>
    <annotation encoding="StarMath 5.0">dmg = dmg_jedn times random(0,1) times P</annotation>
  </semantics>
</math>
</file>

<file path=Object 4/content.xml><?xml version="1.0" encoding="utf-8"?>
<math xmlns="http://www.w3.org/1998/Math/MathML">
  <semantics>
    <mrow>
      <mi mathvariant="italic">random</mi>
      <mrow>
        <mo stretchy="false">(</mo>
        <mn>0,1</mn>
        <mo stretchy="false">)</mo>
      </mrow>
    </mrow>
    <annotation encoding="StarMath 5.0">random(0,1)</annotation>
  </semantics>
</math>
</file>

<file path=Object 5/content.xml><?xml version="1.0" encoding="utf-8"?>
<math xmlns="http://www.w3.org/1998/Math/MathML">
  <semantics>
    <mrow>
      <mn>6</mn>
      <mi mathvariant="normal">×</mi>
      <mn>5</mn>
    </mrow>
    <annotation encoding="StarMath 5.0">6 times 5</annotation>
  </semantics>
</math>
</file>

<file path=Object 6/content.xml><?xml version="1.0" encoding="utf-8"?>
<math xmlns="http://www.w3.org/1998/Math/MathML">
  <semantics>
    <mrow>
      <mn>6</mn>
      <mi mathvariant="normal">×</mi>
      <mn>2</mn>
    </mrow>
    <annotation encoding="StarMath 5.0">6 times 2</annotation>
  </semantics>
</math>
</file>

<file path=Object 7/content.xml><?xml version="1.0" encoding="utf-8"?>
<math xmlns="http://www.w3.org/1998/Math/MathML">
  <semantics>
    <mrow>
      <mi>a</mi>
      <mi mathvariant="normal">×</mi>
      <mn>1</mn>
    </mrow>
    <annotation encoding="StarMath 5.0">a times 1</annotation>
  </semantics>
</math>
</file>